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1.162cm" fo:min-width="3.02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cm" svg:height="2cm" svg:x="12cm" svg:y="12cm">
          <text:p text:style-name="P1">Mapp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5cm" svg:height="2cm" svg:x="12cm" svg:y="15cm">
          <text:p text:style-name="P1">Un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5cm" svg:height="2cm" svg:x="12.001cm" svg:y="18.001cm">
          <text:p text:style-name="P1">Alignment sor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5cm" svg:height="2cm" svg:x="12.001cm" svg:y="21.101cm">
          <text:p text:style-name="P1">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5cm" svg:height="2cm" svg:x="12.002cm" svg:y="24.002cm">
          <text:p text:style-name="P1">Pileup 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cm" svg:height="2cm" svg:x="12.002cm" svg:y="27.102cm">
          <text:p text:style-name="P1">Pileu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5cm" svg:height="2cm" svg:x="12.003cm" svg:y="30.003cm">
          <text:p text:style-name="P1">Consensus</text:p>
          <text:p text:style-name="P1">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cm" svg:height="2cm" svg:x="12.003cm" svg:y="33.103cm">
          <text:p text:style-name="P1">VC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" draw:id="id2" draw:layer="layout" svg:width="5cm" svg:height="2cm" svg:x="12cm" svg:y="36cm">
          <text:p text:style-name="P1">Reference</text:p>
          <text:p text:style-name="P1">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5cm" svg:height="2cm" svg:x="6cm" svg:y="36cm">
          <text:p text:style-name="P1">LiftOver</text:p>
          <text:p text:style-name="P1">Chain 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5cm" svg:height="2cm" svg:x="18cm" svg:y="24cm">
          <text:p text:style-name="P1">FASTA</text:p>
          <text:p text:style-name="P1"><text:span text:style-name="T1">Reference seque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14.503cm" svg:y1="35.103cm" svg:x2="14.5cm" svg:y2="36cm" draw:start-shape="id1" draw:start-glue-point="8" draw:end-shape="id2" draw:end-glue-point="4" svg:d="M14503 35103v449h-3v448" svg:viewBox="0 0 4 898">
          <text:p/>
        </draw:connector>
        <draw:connector draw:style-name="gr3" draw:text-style-name="P3" draw:layer="layout" svg:x1="14.503cm" svg:y1="32.003cm" svg:x2="14.503cm" svg:y2="33.103cm" draw:start-shape="id3" draw:start-glue-point="6" draw:end-shape="id1" draw:end-glue-point="4" svg:d="M14503 32003v1100" svg:viewBox="0 0 1 1101">
          <text:p/>
        </draw:connector>
        <draw:connector draw:style-name="gr3" draw:text-style-name="P3" draw:layer="layout" svg:x1="14.502cm" svg:y1="29.102cm" svg:x2="14.503cm" svg:y2="30.003cm" draw:start-shape="id4" draw:start-glue-point="8" draw:end-shape="id3" draw:end-glue-point="4" svg:d="M14502 29102v451h1v450" svg:viewBox="0 0 2 902">
          <text:p/>
        </draw:connector>
        <draw:connector draw:style-name="gr3" draw:text-style-name="P3" draw:layer="layout" svg:x1="14.502cm" svg:y1="26.002cm" svg:x2="14.502cm" svg:y2="27.102cm" draw:start-shape="id5" draw:start-glue-point="6" draw:end-shape="id4" draw:end-glue-point="4" svg:d="M14502 26002v1100" svg:viewBox="0 0 1 1101">
          <text:p/>
        </draw:connector>
        <draw:connector draw:style-name="gr3" draw:text-style-name="P3" draw:layer="layout" svg:x1="14.501cm" svg:y1="23.101cm" svg:x2="14.502cm" svg:y2="24.002cm" draw:start-shape="id6" draw:start-glue-point="8" draw:end-shape="id5" draw:end-glue-point="4" svg:d="M14501 23101v451h1v450" svg:viewBox="0 0 2 902">
          <text:p/>
        </draw:connector>
        <draw:connector draw:style-name="gr3" draw:text-style-name="P3" draw:layer="layout" svg:x1="14.501cm" svg:y1="20.001cm" svg:x2="14.501cm" svg:y2="21.101cm" draw:start-shape="id7" draw:start-glue-point="6" draw:end-shape="id6" draw:end-glue-point="4" svg:d="M14501 20001v1100" svg:viewBox="0 0 1 1101">
          <text:p/>
        </draw:connector>
        <draw:connector draw:style-name="gr3" draw:text-style-name="P3" draw:layer="layout" svg:x1="14.5cm" svg:y1="17cm" svg:x2="14.501cm" svg:y2="18.001cm" draw:start-shape="id8" draw:start-glue-point="8" draw:end-shape="id7" draw:end-glue-point="4" svg:d="M14500 17000v501h1v500" svg:viewBox="0 0 2 1002">
          <text:p/>
        </draw:connector>
        <draw:connector draw:style-name="gr3" draw:text-style-name="P3" draw:layer="layout" svg:x1="14.5cm" svg:y1="14cm" svg:x2="14.5cm" svg:y2="15cm" draw:start-shape="id9" draw:start-glue-point="6" draw:end-shape="id8" draw:end-glue-point="4" svg:d="M14500 14000v1000" svg:viewBox="0 0 1 1001">
          <text:p/>
        </draw:connector>
        <draw:connector draw:style-name="gr3" draw:text-style-name="P3" draw:layer="layout" svg:x1="20.5cm" svg:y1="24cm" svg:x2="17cm" svg:y2="13cm" draw:start-shape="id10" draw:start-glue-point="4" draw:end-shape="id9" draw:end-glue-point="7" svg:d="M20500 24000v-11000h-3500" svg:viewBox="0 0 3501 11001">
          <text:p/>
        </draw:connector>
        <draw:connector draw:style-name="gr3" draw:text-style-name="P3" draw:layer="layout" svg:x1="17cm" svg:y1="37cm" svg:x2="20.5cm" svg:y2="26cm" draw:start-shape="id2" draw:start-glue-point="7" draw:end-shape="id10" draw:end-glue-point="8" svg:d="M17000 37000h3500v-11000" svg:viewBox="0 0 3501 11001">
          <text:p/>
        </draw:connector>
        <draw:custom-shape draw:style-name="gr1" draw:text-style-name="P1" xml:id="id11" draw:id="id11" draw:layer="layout" svg:width="5cm" svg:height="2cm" svg:x="6cm" svg:y="18cm">
          <text:p text:style-name="P1">Read sim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5cm" svg:height="2cm" svg:x="6.002cm" svg:y="12.002cm">
          <text:p text:style-name="P1">FAST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8.5cm" svg:y1="18cm" svg:x2="8.502cm" svg:y2="14.002cm" draw:start-shape="id11" draw:start-glue-point="4" draw:end-shape="id12" draw:end-glue-point="8" svg:d="M8500 18000v-1998h2v-2000" svg:viewBox="0 0 3 3999">
          <text:p/>
        </draw:connector>
        <draw:custom-shape draw:style-name="gr2" draw:text-style-name="P2" xml:id="id14" draw:id="id14" draw:layer="layout" svg:width="5cm" svg:height="2cm" svg:x="6cm" svg:y="24cm">
          <text:p text:style-name="P1">FASTA</text:p>
          <text:p text:style-name="P1"><text:span text:style-name="T1">Sequenced genom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12cm" svg:y1="37cm" svg:x2="11cm" svg:y2="37cm" draw:start-shape="id2" draw:end-shape="id13" draw:end-glue-point="10" svg:d="M12000 37000h-1000" svg:viewBox="0 0 1001 1">
          <text:p/>
        </draw:connector>
        <draw:connector draw:style-name="gr3" draw:text-style-name="P3" draw:layer="layout" svg:x1="8.5cm" svg:y1="24cm" svg:x2="8.5cm" svg:y2="20cm" draw:start-shape="id14" draw:start-glue-point="4" draw:end-shape="id11" draw:end-glue-point="6" svg:d="M8500 24000v-4000" svg:viewBox="0 0 1 4001">
          <text:p/>
        </draw:connector>
        <draw:line draw:style-name="gr4" draw:text-style-name="P1" draw:layer="layout" svg:x1="12.1cm" svg:y1="13cm" svg:x2="10.9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1:34:52.007859000</meta:creation-date>
    <dc:date>2016-01-25T22:17:33.200275000</dc:date>
    <meta:editing-duration>PT42M39S</meta:editing-duration>
    <meta:editing-cycles>6</meta:editing-cycles>
    <meta:generator>LibreOffice/5.0.4.2$MacOSX_X86_64 LibreOffice_project/2b9802c1994aa0b7dc6079e128979269cf95bc78</meta:generator>
    <meta:document-statistic meta:object-count="28"/>
  </office:meta>
</office:document-meta>
</file>